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FKai-SB" svg:font-family="DFKai-SB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paragraph-rsid="00201ca6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paragraph-rsid="00201ca6" style:font-size-asian="12pt" style:font-size-complex="12pt"/>
    </style:style>
    <style:style style:name="T1" style:family="text">
      <style:text-properties officeooo:rsid="001e4880"/>
    </style:style>
    <style:style style:name="T2" style:family="text">
      <style:text-properties officeooo:rsid="00201c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keyword (關鍵字)</text:p>
      <text:p text:style-name="P1"/>
      <text:p text:style-name="P2">2. data type (所支援的資料型態)</text:p>
      <text:p text:style-name="P1"><text:s text:c="3"/>int, float, double, char, short, void, const, pointer</text:p>
      <text:p text:style-name="P1"/>
      <text:p text:style-name="P2">3. 註解方式</text:p>
      <text:p text:style-name="P1"><text:s text:c="3"/>//</text:p>
      <text:p text:style-name="P1"><text:s text:c="3"/>/* */</text:p>
      <text:p text:style-name="P1"><text:s text:c="3"/></text:p>
      <text:p text:style-name="P2">4. program execution</text:p>
      <text:p text:style-name="P1"><text:s text:c="3"/>程式可包含多個函式，呼叫自定義函式、將回傳值作為右值。</text:p>
      <text:p text:style-name="P1"/>
      <text:p text:style-name="P2">5. program control flow </text:p>
      <text:p text:style-name="P1"><text:s text:c="3"/>For-loop, If-then-else, While, continue, (Do-While, Switch-Case-Default, break)</text:p>
      <text:p text:style-name="P1"><text:s text:c="3"/>支援多層迴圈、條件</text:p>
      <text:p text:style-name="P1"><text:s text:c="3"/></text:p>
      <text:p text:style-name="P2">6. program statement</text:p>
      <text:p text:style-name="P1"><text:s text:c="3"/>+, -, *, /, %</text:p>
      <text:p text:style-name="P1"><text:s text:c="3"/>&gt;, &lt;, ==, &gt;=, &lt;=, !=</text:p>
      <text:p text:style-name="P1"><text:s text:c="3"/>&amp;, |, !, ^, ~, &gt;&gt;, &lt;&lt;</text:p>
      <text:p text:style-name="P1"><text:s text:c="3"/>+=, -<text:span text:style-name="T1">=</text:span>, *=, /=, %=, &amp;=, |=, ^=, &gt;&gt;=, &lt;&lt;=</text:p>
      <text:p text:style-name="P1"><text:s text:c="3"/>&amp;&amp;, ||</text:p>
      <text:p text:style-name="P1"><text:s text:c="3"/>++, --</text:p>
      <text:p text:style-name="P1"><text:s text:c="3"/></text:p>
      <text:p text:style-name="P2">7. literal</text:p>
      <text:p text:style-name="P1"><text:s text:c="3"/>"literal", 'L'</text:p>
      <text:p text:style-name="P1"><text:s text:c="3"/>123</text:p>
      <text:p text:style-name="P1"><text:s text:c="3"/>123.456</text:p>
      <text:p text:style-name="P1"><text:s text:c="3"/>1e9</text:p>
      <text:p text:style-name="P1"><text:s text:c="3"/>-3</text:p>
      <text:p text:style-name="P1"><text:s text:c="3"/>.456</text:p>
      <text:p text:style-name="P1"><text:s text:c="3"/>123.</text:p>
      <text:p text:style-name="P1"><text:s text:c="3"/>123.456e9</text:p>
      <text:p text:style-name="P1"><text:s text:c="3"/>0b01001</text:p>
      <text:p text:style-name="P1"><text:s text:c="2"/>不支援以0開頭的常數、八進位、十六進位</text:p>
      <text:p text:style-name="P1"/>
      <text:p text:style-name="P2">8. std function</text:p>
      <text:p text:style-name="P1"><text:s text:c="3"/>printf, scanf, malloc, free</text:p>
      <text:p text:style-name="P1"><text:s text:c="3"/><text:span text:style-name="T2">printf及scanf支援任意數量參數。</text:span></text:p>
      <text:p text:style-name="P1"/>
      <text:p text:style-name="P2">9. ignore Directive</text:p>
      <text:p text:style-name="P1"><text:s text:c="3"/>#include</text:p>
      <text:p text:style-name="P1"/>
      <text:p text:style-name="P2">10. 其他標點符號</text:p>
      <text:p text:style-name="P1"><text:s text:c="3"/>,</text:p>
      <text:p text:style-name="P1"><text:s text:c="3"/>;</text:p>
      <text:p text:style-name="P1"><text:s text:c="3"/>.</text:p>
      <text:p text:style-name="P6"><text:span text:style-name="T2"><text:s text:c="3"/>[]</text:span></text:p>
      <text:p text:style-name="P6"/>
      <text:p text:style-name="P4">參考：</text:p>
      <text:p text:style-name="P6"><text:a xlink:type="simple" xlink:href="https://github.com/antlr/grammars-v4/blob/master/c/C.g4" text:style-name="Internet_20_link" text:visited-style-name="Visited_20_Internet_20_Link">https://github.com/antlr/grammars-v4/blob/master/c/C.g4</text:a></text:p>
      <text:p text:style-name="P6"><text:a xlink:type="simple" xlink:href="https://en.cppreference.com/w/c/language/operator_precedence" text:style-name="Internet_20_link" text:visited-style-name="Visited_20_Internet_20_Link">https://en.cppreference.com/w/c/language/operator_precedence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FKai-SB" svg:font-family="DFKai-SB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FKai-SB" style:font-size-asian="12pt" style:language-asian="zh" style:country-asian="TW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FKai-SB" style:font-size-asian="12pt" style:language-asian="zh" style:country-asian="TW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DFKai-SB" style:font-family-asian="DFKai-SB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DFKai-SB" style:font-family-asian="DFKai-SB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DFKai-SB" style:font-family-asian="DFKai-SB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DFKai-SB" style:font-family-asian="DFKai-SB"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7:52:50.366525070</meta:creation-date>
    <meta:print-date>2025-04-20T16:17:32.079864061</meta:print-date>
    <meta:printed-by>PDF files</meta:printed-by>
    <dc:date>2025-04-20T16:17:36.384748524</dc:date>
    <meta:editing-duration>PT18M5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45" meta:word-count="191" meta:character-count="791" meta:non-whitespace-character-count="632"/>
  </office:meta>
</office:document-meta>
</file>